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C0000008F1C488391D1AD8A7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able_20_Contents">
      <style:text-properties officeooo:rsid="000a8eac" officeooo:paragraph-rsid="000a8eac"/>
    </style:style>
    <style:style style:name="P2" style:family="paragraph" style:parent-style-name="Table_20_Contents">
      <style:text-properties officeooo:rsid="000c3e8c" officeooo:paragraph-rsid="000c3e8c"/>
    </style:style>
    <style:style style:name="P3" style:family="paragraph" style:parent-style-name="Table_20_Contents">
      <style:text-properties officeooo:rsid="000d14f4" officeooo:paragraph-rsid="000d14f4"/>
    </style:style>
    <style:style style:name="P4" style:family="paragraph" style:parent-style-name="Table_20_Contents">
      <style:text-properties officeooo:rsid="000df187" officeooo:paragraph-rsid="000df187"/>
    </style:style>
    <style:style style:name="T1" style:family="text">
      <style:text-properties fo:color="#3465a4"/>
    </style:style>
    <style:style style:name="T2" style:family="text">
      <style:text-properties fo:color="#3465a4" officeooo:rsid="000c3e8c"/>
    </style:style>
    <style:style style:name="T3" style:family="text">
      <style:text-properties fo:color="#4e9a06"/>
    </style:style>
    <style:style style:name="T4" style:family="text">
      <style:text-properties fo:color="#4e9a06" officeooo:rsid="000df187"/>
    </style:style>
    <style:style style:name="T5" style:family="text">
      <style:text-properties fo:color="#204a87"/>
    </style:style>
    <style:style style:name="T6" style:family="text">
      <style:text-properties fo:color="#204a87" officeooo:rsid="000df187"/>
    </style:style>
    <style:style style:name="T7" style:family="text">
      <style:text-properties officeooo:rsid="000df18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Изображение1" text:anchor-type="paragraph" svg:width="17.251cm" svg:height="3.78cm" draw:z-index="0"><draw:image xlink:href="Pictures/100002010000028C0000008F1C488391D1AD8A7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08:05:52.527992960</meta:creation-date>
    <dc:date>2018-02-27T08:22:26.883959858</dc:date>
    <meta:editing-duration>PT36S</meta:editing-duration>
    <meta:editing-cycles>2</meta:editing-cycles>
    <meta:generator>LibreOffice/5.4.4.2$Linux_X86_64 LibreOffice_project/4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